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、ふ・・・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それにしても、やけにあっさり捕まった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もしや、何か企んでいるの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・・・い、いや・・・そ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っと・・・オレ・・・あの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しょ・・・小便・・・行かせてくれ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のむ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小便だと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下手な嘘だな。　その手には乗らない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マジで！！　マジでやべぇんだ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頼むよっ！　も、もう・・・漏れそうで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貴様・・・いくら演技とは言え、そんなに腰を
　くねらせて恥じらいは無いの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とにかく、何と言おうと縄はほどかん。　さあ
　歩け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限界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ぁあ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・・・ち、ちくしょ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み、見てんじゃ・・・ねえ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ったじゃんか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言ったんだ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フッ、まさか本当に催していたとは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しかも何だ、この巨大な水たまり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うるせーなぁっ////　色々事情があんだよ
バカ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まあいい。　このまま城まで引き回して
　見世物にしてや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これまで働いた悪事に対する、せめてもの
　償いだと思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い！？　それはシャレになんねえから
マジで勘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んぬっ！？　貴様・・・まだ仲間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・・・く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たあのヘンな煙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誰なん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よ！　ピンチだったね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怪我は無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声からして・・・女か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おっと、警戒して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だいじょぶ、怪しい者じゃないよ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オレらを助けるん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、いったい何なん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ま、あたしの自己紹介は置いとい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キミを盗賊団長プリエラと見込んで、ちょいと
　協力してほしいことがあるんだよね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？　なんでオレがテメェに協力しなきゃ
なんねえん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知らねえが、お断り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へ～、強気だね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そういうことなら、そうやって縛られたまま
　騎士団に突き出しちゃってもいい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くっ！</text:p>
          </table:table-cell>
          <table:table-cell table:style-name="ce0" office:value-type="string">
            <text:p>Map395,404</text:p>
          </table:table-cell>
          <table:table-cell table:style-name="ce0"/>
          <table:table-cell table:style-name="ce0" office:value-type="string">
            <text:p>...Kh!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しかも下半身には謎の黄色い液体が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その正体はなんと！　あの盗賊団長ともあろう
　女頭目が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まるで幼児のようにお尻をふりふりして我慢
　したあげく、ついに堪えきれずに股間から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ちょちょっ！！　ま！！　わ、分かった！！
協力す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りゃあいいんだろっ！！　ちくしょお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フフ・・・交渉成立だ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なーに、キミたち盗賊団にとっても悪い話じゃ
　ないはずだ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んじゃ、人目につかないようにご同行
　願おう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↑：港町ザザーブ・ダーブ洞窟・マハイ山
←：ドノ村
↓：サンライズ大橋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: Zazābu ・ Dābu Cavern ・ Mt. Mahai
←: Dono Village
↓: Great Sunrise Bridge</text:p>
          </table:table-cell>
          <table:table-cell table:number-columns-repeated="1020"/>
        </table:table-row>
        <table:table-row>
          <table:table-cell table:style-name="ce0" office:value-type="string">
            <text:p>↑：ダーブ洞窟・マハイ山・ジャクラの森
→：港町ザザーブ
↓：サンライズ大橋・ドノ村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Dābu ・ Mt. Mahai ・ Jakla Forest
→：Zazābu Port Town
↓：Great Sunrise Bridge ・ Dono Villag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9+02:00</meta:creation-date>
    <dc:date>2020-05-24T15:07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